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010000000108093F350742014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8.9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end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 style:data-style-name="N61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/>
    </style:style>
    <style:style style:name="ce9" style:family="table-cell" style:parent-style-name="Default">
      <style:table-cell-properties fo:background-color="transparent" fo:wrap-option="wrap"/>
    </style:style>
    <style:style style:name="ce10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Sheet 1" table:style-name="ta1">
        <table:shapes>
          <draw:frame draw:z-index="0" draw:name="https://wikimedia.org/api/rest_v1/media/math/render/svg/53a5c55e536acf250c1d3e0f754be5692b843ef5" draw:style-name="gr1" draw:text-style-name="P1" svg:width="0.71pt" svg:height="0.71pt" svg:x="0pt" svg:y="166.39pt">
            <draw:image xlink:href="https://wikimedia.org/api/rest_v1/media/math/render/svg/53a5c55e536acf250c1d3e0f754be5692b843ef5" xlink:type="simple" xlink:show="embed" xlink:actuate="onLoad">
              <text:p/>
            </draw:image>
            <draw:image xlink:href="Pictures/10000201000000010000000108093F3507420144.png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3" table:default-cell-style-name="ce2"/>
        <table:table-column table:style-name="co2" table:default-cell-style-name="ce9"/>
        <table:table-column table:style-name="co1" table:default-cell-style-name="ce2"/>
        <table:table-column table:style-name="co2" table:number-columns-repeated="3" table:default-cell-style-name="ce2"/>
        <table:table-row table:style-name="ro1">
          <table:table-cell table:style-name="ce1" office:value-type="string" calcext:value-type="string" table:number-columns-spanned="9" table:number-rows-spanned="1">
            <text:p>Rosenbrock</text:p>
          </table:table-cell>
          <table:covered-table-cell table:number-columns-repeated="8" table:style-name="Default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GA Selection Scheme</text:p>
          </table:table-cell>
          <table:covered-table-cell table:style-name="ce3"/>
          <table:table-cell table:style-name="ce6" office:value-type="string" calcext:value-type="string">
            <text:p>Difference</text:p>
          </table:table-cell>
          <table:table-cell table:style-name="ce8" table:number-columns-spanned="1" table:number-rows-spanned="14"/>
          <table:table-cell/>
          <table:table-cell table:style-name="ce5" office:value-type="string" calcext:value-type="string" table:number-columns-spanned="2" table:number-rows-spanned="1">
            <text:p>GA Selection Scheme</text:p>
          </table:table-cell>
          <table:covered-table-cell table:style-name="ce3"/>
          <table:table-cell table:style-name="ce6" office:value-type="string" calcext:value-type="string">
            <text:p>Difference</text:p>
          </table:table-cell>
        </table:table-row>
        <table:table-row table:style-name="ro1">
          <table:table-cell table:style-name="ce3" office:value-type="string" calcext:value-type="string">
            <text:p>Experiments</text:p>
          </table:table-cell>
          <table:table-cell table:style-name="ce6" office:value-type="string" calcext:value-type="string">
            <text:p>SUS</text:p>
          </table:table-cell>
          <table:table-cell table:style-name="ce6" office:value-type="string" calcext:value-type="string">
            <text:p>BTS</text:p>
          </table:table-cell>
          <table:table-cell table:style-name="ce6" office:value-type="string" calcext:value-type="string">
            <text:p>SUS-BTS</text:p>
          </table:table-cell>
          <table:covered-table-cell/>
          <table:table-cell table:style-name="ce3" office:value-type="string" calcext:value-type="string">
            <text:p>Experiments</text:p>
          </table:table-cell>
          <table:table-cell table:style-name="ce6" office:value-type="string" calcext:value-type="string">
            <text:p>BTS</text:p>
          </table:table-cell>
          <table:table-cell table:style-name="ce6" office:value-type="string" calcext:value-type="string">
            <text:p>RTS</text:p>
          </table:table-cell>
          <table:table-cell table:style-name="ce6" office:value-type="string" calcext:value-type="string">
            <text:p>BTS-R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.344279033806" calcext:value-type="float">
            <text:p>109.344279033806</text:p>
          </table:table-cell>
          <table:table-cell office:value-type="float" office:value="24.2875409350437" calcext:value-type="float">
            <text:p>24.2875409350437</text:p>
          </table:table-cell>
          <table:table-cell table:formula="of:=[.B4]-[.C4]" office:value-type="float" office:value="85.0567380987619" calcext:value-type="float">
            <text:p>85.0567380987619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24.2875409350437" calcext:value-type="float">
            <text:p>24.2875409350437</text:p>
          </table:table-cell>
          <table:table-cell office:value-type="float" office:value="19.4030412475232" calcext:value-type="float">
            <text:p>19.4030412475232</text:p>
          </table:table-cell>
          <table:table-cell table:formula="of:=[.G4]-[.H4]" office:value-type="float" office:value="4.88449968752048" calcext:value-type="float">
            <text:p>4.884499687520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9.523724443947" calcext:value-type="float">
            <text:p>149.523724443947</text:p>
          </table:table-cell>
          <table:table-cell office:value-type="float" office:value="22.7603490355788" calcext:value-type="float">
            <text:p>22.7603490355788</text:p>
          </table:table-cell>
          <table:table-cell table:formula="of:=[.B5]-[.C5]" office:value-type="float" office:value="126.763375408368" calcext:value-type="float">
            <text:p>126.763375408368</text:p>
          </table:table-cell>
          <table:covered-table-cell/>
          <table:table-cell office:value-type="float" office:value="2" calcext:value-type="float">
            <text:p>2</text:p>
          </table:table-cell>
          <table:table-cell office:value-type="float" office:value="22.7603490355788" calcext:value-type="float">
            <text:p>22.7603490355788</text:p>
          </table:table-cell>
          <table:table-cell office:value-type="float" office:value="22.4972962782362" calcext:value-type="float">
            <text:p>22.4972962782362</text:p>
          </table:table-cell>
          <table:table-cell table:formula="of:=[.G5]-[.H5]" office:value-type="float" office:value="0.263052757342543" calcext:value-type="float">
            <text:p>0.2630527573425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.009683174603" calcext:value-type="float">
            <text:p>128.009683174603</text:p>
          </table:table-cell>
          <table:table-cell office:value-type="float" office:value="31.8626440980822" calcext:value-type="float">
            <text:p>31.8626440980822</text:p>
          </table:table-cell>
          <table:table-cell table:formula="of:=[.B6]-[.C6]" office:value-type="float" office:value="96.1470390765212" calcext:value-type="float">
            <text:p>96.1470390765212</text:p>
          </table:table-cell>
          <table:covered-table-cell/>
          <table:table-cell office:value-type="float" office:value="3" calcext:value-type="float">
            <text:p>3</text:p>
          </table:table-cell>
          <table:table-cell office:value-type="float" office:value="31.8626440980822" calcext:value-type="float">
            <text:p>31.8626440980822</text:p>
          </table:table-cell>
          <table:table-cell office:value-type="float" office:value="19.4357782345432" calcext:value-type="float">
            <text:p>19.4357782345432</text:p>
          </table:table-cell>
          <table:table-cell table:formula="of:=[.G6]-[.H6]" office:value-type="float" office:value="12.426865863539" calcext:value-type="float">
            <text:p>12.4268658635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3.310165039828" calcext:value-type="float">
            <text:p>133.310165039828</text:p>
          </table:table-cell>
          <table:table-cell office:value-type="float" office:value="20.9954550558975" calcext:value-type="float">
            <text:p>20.9954550558975</text:p>
          </table:table-cell>
          <table:table-cell table:formula="of:=[.B7]-[.C7]" office:value-type="float" office:value="112.314709983931" calcext:value-type="float">
            <text:p>112.314709983931</text:p>
          </table:table-cell>
          <table:covered-table-cell/>
          <table:table-cell office:value-type="float" office:value="4" calcext:value-type="float">
            <text:p>4</text:p>
          </table:table-cell>
          <table:table-cell office:value-type="float" office:value="20.9954550558975" calcext:value-type="float">
            <text:p>20.9954550558975</text:p>
          </table:table-cell>
          <table:table-cell office:value-type="float" office:value="19.3995784548944" calcext:value-type="float">
            <text:p>19.3995784548944</text:p>
          </table:table-cell>
          <table:table-cell table:formula="of:=[.G7]-[.H7]" office:value-type="float" office:value="1.59587660100314" calcext:value-type="float">
            <text:p>1.595876601003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1.320555301837" calcext:value-type="float">
            <text:p>121.320555301837</text:p>
          </table:table-cell>
          <table:table-cell office:value-type="float" office:value="19.4054227702654" calcext:value-type="float">
            <text:p>19.4054227702654</text:p>
          </table:table-cell>
          <table:table-cell table:formula="of:=[.B8]-[.C8]" office:value-type="float" office:value="101.915132531571" calcext:value-type="float">
            <text:p>101.915132531571</text:p>
          </table:table-cell>
          <table:covered-table-cell/>
          <table:table-cell office:value-type="float" office:value="5" calcext:value-type="float">
            <text:p>5</text:p>
          </table:table-cell>
          <table:table-cell office:value-type="float" office:value="19.4054227702654" calcext:value-type="float">
            <text:p>19.4054227702654</text:p>
          </table:table-cell>
          <table:table-cell office:value-type="float" office:value="25.2162410142977" calcext:value-type="float">
            <text:p>25.2162410142977</text:p>
          </table:table-cell>
          <table:table-cell table:formula="of:=[.G8]-[.H8]" office:value-type="float" office:value="-5.81081824403231" calcext:value-type="float">
            <text:p>-5.810818244032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1.474951025542" calcext:value-type="float">
            <text:p>141.474951025542</text:p>
          </table:table-cell>
          <table:table-cell office:value-type="float" office:value="32.4109958636559" calcext:value-type="float">
            <text:p>32.4109958636559</text:p>
          </table:table-cell>
          <table:table-cell table:formula="of:=[.B9]-[.C9]" office:value-type="float" office:value="109.063955161886" calcext:value-type="float">
            <text:p>109.063955161886</text:p>
          </table:table-cell>
          <table:covered-table-cell/>
          <table:table-cell office:value-type="float" office:value="6" calcext:value-type="float">
            <text:p>6</text:p>
          </table:table-cell>
          <table:table-cell office:value-type="float" office:value="32.4109958636559" calcext:value-type="float">
            <text:p>32.4109958636559</text:p>
          </table:table-cell>
          <table:table-cell office:value-type="float" office:value="23.4122411238545" calcext:value-type="float">
            <text:p>23.4122411238545</text:p>
          </table:table-cell>
          <table:table-cell table:formula="of:=[.G9]-[.H9]" office:value-type="float" office:value="8.9987547398014" calcext:value-type="float">
            <text:p>8.99875473980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9.73569862998" calcext:value-type="float">
            <text:p>129.73569862998</text:p>
          </table:table-cell>
          <table:table-cell office:value-type="float" office:value="28.0253015678832" calcext:value-type="float">
            <text:p>28.0253015678832</text:p>
          </table:table-cell>
          <table:table-cell table:formula="of:=[.B10]-[.C10]" office:value-type="float" office:value="101.710397062097" calcext:value-type="float">
            <text:p>101.710397062097</text:p>
          </table:table-cell>
          <table:covered-table-cell/>
          <table:table-cell office:value-type="float" office:value="7" calcext:value-type="float">
            <text:p>7</text:p>
          </table:table-cell>
          <table:table-cell office:value-type="float" office:value="28.0253015678832" calcext:value-type="float">
            <text:p>28.0253015678832</text:p>
          </table:table-cell>
          <table:table-cell office:value-type="float" office:value="23.9267058409163" calcext:value-type="float">
            <text:p>23.9267058409163</text:p>
          </table:table-cell>
          <table:table-cell table:formula="of:=[.G10]-[.H10]" office:value-type="float" office:value="4.09859572696681" calcext:value-type="float">
            <text:p>4.098595726966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1.574147310057" calcext:value-type="float">
            <text:p>121.574147310057</text:p>
          </table:table-cell>
          <table:table-cell office:value-type="float" office:value="43.3308767193267" calcext:value-type="float">
            <text:p>43.3308767193267</text:p>
          </table:table-cell>
          <table:table-cell table:formula="of:=[.B11]-[.C11]" office:value-type="float" office:value="78.2432705907303" calcext:value-type="float">
            <text:p>78.2432705907303</text:p>
          </table:table-cell>
          <table:covered-table-cell/>
          <table:table-cell office:value-type="float" office:value="8" calcext:value-type="float">
            <text:p>8</text:p>
          </table:table-cell>
          <table:table-cell office:value-type="float" office:value="43.3308767193267" calcext:value-type="float">
            <text:p>43.3308767193267</text:p>
          </table:table-cell>
          <table:table-cell office:value-type="float" office:value="19.7111955912565" calcext:value-type="float">
            <text:p>19.7111955912565</text:p>
          </table:table-cell>
          <table:table-cell table:formula="of:=[.G11]-[.H11]" office:value-type="float" office:value="23.6196811280702" calcext:value-type="float">
            <text:p>23.61968112807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9.464856383483" calcext:value-type="float">
            <text:p>129.464856383483</text:p>
          </table:table-cell>
          <table:table-cell table:style-name="Default" office:value-type="float" office:value="26.7290034728486" calcext:value-type="float">
            <text:p>26.7290034728486</text:p>
          </table:table-cell>
          <table:table-cell table:formula="of:=[.B12]-[.C12]" office:value-type="float" office:value="102.735852910634" calcext:value-type="float">
            <text:p>102.735852910634</text:p>
          </table:table-cell>
          <table:covered-table-cell/>
          <table:table-cell office:value-type="float" office:value="9" calcext:value-type="float">
            <text:p>9</text:p>
          </table:table-cell>
          <table:table-cell table:style-name="Default" office:value-type="float" office:value="26.7290034728486" calcext:value-type="float">
            <text:p>26.7290034728486</text:p>
          </table:table-cell>
          <table:table-cell office:value-type="float" office:value="25.9835119520114" calcext:value-type="float">
            <text:p>25.9835119520114</text:p>
          </table:table-cell>
          <table:table-cell table:formula="of:=[.G12]-[.H12]" office:value-type="float" office:value="0.745491520837213" calcext:value-type="float">
            <text:p>0.7454915208372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6.898412024049" calcext:value-type="float">
            <text:p>136.898412024049</text:p>
          </table:table-cell>
          <table:table-cell office:value-type="float" office:value="22.0725783424616" calcext:value-type="float">
            <text:p>22.0725783424616</text:p>
          </table:table-cell>
          <table:table-cell table:formula="of:=[.B13]-[.C13]" office:value-type="float" office:value="114.825833681587" calcext:value-type="float">
            <text:p>114.825833681587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float" office:value="22.0725783424616" calcext:value-type="float">
            <text:p>22.0725783424616</text:p>
          </table:table-cell>
          <table:table-cell office:value-type="float" office:value="20.3828044036829" calcext:value-type="float">
            <text:p>20.3828044036829</text:p>
          </table:table-cell>
          <table:table-cell table:formula="of:=[.G13]-[.H13]" office:value-type="float" office:value="1.68977393877873" calcext:value-type="float">
            <text:p>1.68977393877873</text:p>
          </table:table-cell>
        </table:table-row>
        <table:table-row table:style-name="ro1">
          <table:table-cell table:style-name="ce4" office:value-type="string" calcext:value-type="string">
            <text:p>μ</text:p>
          </table:table-cell>
          <table:table-cell table:formula="of:=AVERAGE([.B4:.B13])" office:value-type="float" office:value="130.065647236713" calcext:value-type="float">
            <text:p>130.065647236713</text:p>
          </table:table-cell>
          <table:table-cell table:formula="of:=AVERAGE([.C4:.C13])" office:value-type="float" office:value="27.1880167861044" calcext:value-type="float">
            <text:p>27.1880167861044</text:p>
          </table:table-cell>
          <table:table-cell table:formula="of:=AVERAGE([.D4:.D13])" office:value-type="float" office:value="102.877630450609" calcext:value-type="float">
            <text:p>102.877630450609</text:p>
          </table:table-cell>
          <table:covered-table-cell/>
          <table:table-cell table:style-name="ce4" office:value-type="string" calcext:value-type="string">
            <text:p>μ</text:p>
          </table:table-cell>
          <table:table-cell table:formula="of:=AVERAGE([.G4:.G13])" office:value-type="float" office:value="27.1880167861044" calcext:value-type="float">
            <text:p>27.1880167861044</text:p>
          </table:table-cell>
          <table:table-cell table:formula="of:=AVERAGE([.H4:.H13])" office:value-type="float" office:value="21.9368394141216" calcext:value-type="float">
            <text:p>21.9368394141216</text:p>
          </table:table-cell>
          <table:table-cell table:formula="of:=AVERAGE([.I4:.I13])" office:value-type="float" office:value="5.25117737198272" calcext:value-type="float">
            <text:p>5.25117737198272</text:p>
          </table:table-cell>
        </table:table-row>
        <table:table-row table:style-name="ro1">
          <table:table-cell table:style-name="ce4" office:value-type="string" calcext:value-type="string">
            <text:p>σ<text:span text:style-name="T1">2</text:span></text:p>
          </table:table-cell>
          <table:table-cell table:formula="of:=COM.MICROSOFT.VAR.S([.B4:.B13])" office:value-type="float" office:value="127.62851778596" calcext:value-type="float">
            <text:p>127.62851778596</text:p>
          </table:table-cell>
          <table:table-cell table:formula="of:=COM.MICROSOFT.VAR.S([.C4:.C13])" office:value-type="float" office:value="51.5262910601924" calcext:value-type="float">
            <text:p>51.5262910601924</text:p>
          </table:table-cell>
          <table:table-cell table:formula="of:=COM.MICROSOFT.VAR.S([.D4:.D13])" office:value-type="float" office:value="201.407015916976" calcext:value-type="float">
            <text:p>201.407015916976</text:p>
          </table:table-cell>
          <table:covered-table-cell table:style-name="ce2" table:formula="of:=COM.MICROSOFT.VAR.S([.E4:.E13])" office:value-type="string" office:string-value="" calcext:value-type="error">
            <text:p>#DIV/0!</text:p>
          </table:covered-table-cell>
          <table:table-cell table:style-name="ce4" office:value-type="string" calcext:value-type="string">
            <text:p>σ<text:span text:style-name="T1">2</text:span></text:p>
          </table:table-cell>
          <table:table-cell table:formula="of:=COM.MICROSOFT.VAR.S([.G4:.G13])" office:value-type="float" office:value="51.5262910601924" calcext:value-type="float">
            <text:p>51.5262910601924</text:p>
          </table:table-cell>
          <table:table-cell table:formula="of:=COM.MICROSOFT.VAR.S([.H4:.H13])" office:value-type="float" office:value="6.67357473004967" calcext:value-type="float">
            <text:p>6.67357473004967</text:p>
          </table:table-cell>
          <table:table-cell table:formula="of:=COM.MICROSOFT.VAR.S([.I4:.I13])" office:value-type="float" office:value="66.4438695528043" calcext:value-type="float">
            <text:p>66.4438695528043</text:p>
          </table:table-cell>
        </table:table-row>
        <table:table-row table:style-name="ro1">
          <table:table-cell table:style-name="ce1" office:value-type="string" calcext:value-type="string" table:number-columns-spanned="9" table:number-rows-spanned="1">
            <text:p>Rastrigin</text:p>
          </table:table-cell>
          <table:covered-table-cell table:number-columns-repeated="8" table:style-name="Default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GA Selection Scheme</text:p>
          </table:table-cell>
          <table:covered-table-cell table:style-name="ce3"/>
          <table:table-cell table:style-name="ce6" office:value-type="string" calcext:value-type="string">
            <text:p>Difference</text:p>
          </table:table-cell>
          <table:table-cell table:style-name="ce8" table:number-columns-spanned="1" table:number-rows-spanned="14"/>
          <table:table-cell table:style-name="ce3"/>
          <table:table-cell table:style-name="ce5" office:value-type="string" calcext:value-type="string" table:number-columns-spanned="2" table:number-rows-spanned="1">
            <text:p>GA Selection Scheme</text:p>
          </table:table-cell>
          <table:covered-table-cell table:style-name="ce3"/>
          <table:table-cell table:style-name="ce6" office:value-type="string" calcext:value-type="string">
            <text:p>Difference</text:p>
          </table:table-cell>
        </table:table-row>
        <table:table-row table:style-name="ro1">
          <table:table-cell table:style-name="ce3" office:value-type="string" calcext:value-type="string">
            <text:p>Experiments</text:p>
          </table:table-cell>
          <table:table-cell table:style-name="ce6" office:value-type="string" calcext:value-type="string">
            <text:p>SUS</text:p>
          </table:table-cell>
          <table:table-cell table:style-name="ce6" office:value-type="string" calcext:value-type="string">
            <text:p>BTS</text:p>
          </table:table-cell>
          <table:table-cell table:style-name="ce6" office:value-type="string" calcext:value-type="string">
            <text:p>SUS-BTS</text:p>
          </table:table-cell>
          <table:covered-table-cell/>
          <table:table-cell table:style-name="ce3" office:value-type="string" calcext:value-type="string">
            <text:p>Experiments</text:p>
          </table:table-cell>
          <table:table-cell table:style-name="ce6" office:value-type="string" calcext:value-type="string">
            <text:p>BTS</text:p>
          </table:table-cell>
          <table:table-cell table:style-name="ce6" office:value-type="string" calcext:value-type="string">
            <text:p>RTS</text:p>
          </table:table-cell>
          <table:table-cell table:style-name="ce6" office:value-type="string" calcext:value-type="string">
            <text:p>BTS-R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.8570240143757" calcext:value-type="float">
            <text:p>21.8570240143757</text:p>
          </table:table-cell>
          <table:table-cell office:value-type="float" office:value="8.73066788305115" calcext:value-type="float">
            <text:p>8.73066788305115</text:p>
          </table:table-cell>
          <table:table-cell table:formula="of:=[.B19]-[.C19]" office:value-type="float" office:value="13.1263561313245" calcext:value-type="float">
            <text:p>13.1263561313245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8.73066788305115" calcext:value-type="float">
            <text:p>8.73066788305115</text:p>
          </table:table-cell>
          <table:table-cell office:value-type="float" office:value="0.378745516425091" calcext:value-type="float">
            <text:p>0.378745516425091</text:p>
          </table:table-cell>
          <table:table-cell table:formula="of:=[.G19]-[.H19]" office:value-type="float" office:value="8.35192236662606" calcext:value-type="float">
            <text:p>8.351922366626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.0829974484058" calcext:value-type="float">
            <text:p>60.0829974484058</text:p>
          </table:table-cell>
          <table:table-cell office:value-type="float" office:value="3.31934341601516" calcext:value-type="float">
            <text:p>3.31934341601516</text:p>
          </table:table-cell>
          <table:table-cell table:formula="of:=[.B20]-[.C20]" office:value-type="float" office:value="56.7636540323906" calcext:value-type="float">
            <text:p>56.7636540323906</text:p>
          </table:table-cell>
          <table:covered-table-cell/>
          <table:table-cell office:value-type="float" office:value="2" calcext:value-type="float">
            <text:p>2</text:p>
          </table:table-cell>
          <table:table-cell office:value-type="float" office:value="3.31934341601516" calcext:value-type="float">
            <text:p>3.31934341601516</text:p>
          </table:table-cell>
          <table:table-cell office:value-type="float" office:value="7.78054615719311" calcext:value-type="float">
            <text:p>7.78054615719311</text:p>
          </table:table-cell>
          <table:table-cell table:formula="of:=[.G20]-[.H20]" office:value-type="float" office:value="-4.46120274117795" calcext:value-type="float">
            <text:p>-4.461202741177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.4322308797994" calcext:value-type="float">
            <text:p>61.4322308797994</text:p>
          </table:table-cell>
          <table:table-cell office:value-type="float" office:value="0.267812543993557" calcext:value-type="float">
            <text:p>0.267812543993557</text:p>
          </table:table-cell>
          <table:table-cell table:formula="of:=[.B21]-[.C21]" office:value-type="float" office:value="61.1644183358059" calcext:value-type="float">
            <text:p>61.1644183358059</text:p>
          </table:table-cell>
          <table:covered-table-cell/>
          <table:table-cell office:value-type="float" office:value="3" calcext:value-type="float">
            <text:p>3</text:p>
          </table:table-cell>
          <table:table-cell office:value-type="float" office:value="0.267812543993557" calcext:value-type="float">
            <text:p>0.267812543993557</text:p>
          </table:table-cell>
          <table:table-cell office:value-type="float" office:value="0.168660928061769" calcext:value-type="float">
            <text:p>0.168660928061769</text:p>
          </table:table-cell>
          <table:table-cell table:formula="of:=[.G21]-[.H21]" office:value-type="float" office:value="0.0991516159317883" calcext:value-type="float">
            <text:p>0.0991516159317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.710304804656" calcext:value-type="float">
            <text:p>100.710304804656</text:p>
          </table:table-cell>
          <table:table-cell table:style-name="ce7" office:value-type="float" office:value="0.000144456148369443" calcext:value-type="float">
            <text:p>1.44E-04</text:p>
          </table:table-cell>
          <table:table-cell table:formula="of:=[.B22]-[.C22]" office:value-type="float" office:value="100.710160348507" calcext:value-type="float">
            <text:p>100.710160348507</text:p>
          </table:table-cell>
          <table:covered-table-cell/>
          <table:table-cell office:value-type="float" office:value="4" calcext:value-type="float">
            <text:p>4</text:p>
          </table:table-cell>
          <table:table-cell table:style-name="ce7" office:value-type="float" office:value="0.000144456148369443" calcext:value-type="float">
            <text:p>1.44E-04</text:p>
          </table:table-cell>
          <table:table-cell office:value-type="float" office:value="0.0704169787713216" calcext:value-type="float">
            <text:p>0.070416978771322</text:p>
          </table:table-cell>
          <table:table-cell table:formula="of:=[.G22]-[.H22]" office:value-type="float" office:value="-0.0702725226229521" calcext:value-type="float">
            <text:p>-0.0702725226229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.0141010515954" calcext:value-type="float">
            <text:p>36.0141010515954</text:p>
          </table:table-cell>
          <table:table-cell office:value-type="float" office:value="0.231296522984252" calcext:value-type="float">
            <text:p>0.231296522984252</text:p>
          </table:table-cell>
          <table:table-cell table:formula="of:=[.B23]-[.C23]" office:value-type="float" office:value="35.7828045286111" calcext:value-type="float">
            <text:p>35.7828045286111</text:p>
          </table:table-cell>
          <table:covered-table-cell/>
          <table:table-cell office:value-type="float" office:value="5" calcext:value-type="float">
            <text:p>5</text:p>
          </table:table-cell>
          <table:table-cell office:value-type="float" office:value="0.231296522984252" calcext:value-type="float">
            <text:p>0.231296522984252</text:p>
          </table:table-cell>
          <table:table-cell office:value-type="float" office:value="0.0117796126601739" calcext:value-type="float">
            <text:p>0.011779612660174</text:p>
          </table:table-cell>
          <table:table-cell table:formula="of:=[.G23]-[.H23]" office:value-type="float" office:value="0.219516910324078" calcext:value-type="float">
            <text:p>0.2195169103240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8.495245954349" calcext:value-type="float">
            <text:p>58.495245954349</text:p>
          </table:table-cell>
          <table:table-cell office:value-type="float" office:value="4.49373462484699" calcext:value-type="float">
            <text:p>4.49373462484699</text:p>
          </table:table-cell>
          <table:table-cell table:formula="of:=[.B24]-[.C24]" office:value-type="float" office:value="54.001511329502" calcext:value-type="float">
            <text:p>54.001511329502</text:p>
          </table:table-cell>
          <table:covered-table-cell/>
          <table:table-cell office:value-type="float" office:value="6" calcext:value-type="float">
            <text:p>6</text:p>
          </table:table-cell>
          <table:table-cell office:value-type="float" office:value="4.49373462484699" calcext:value-type="float">
            <text:p>4.49373462484699</text:p>
          </table:table-cell>
          <table:table-cell office:value-type="float" office:value="0.11073781829716" calcext:value-type="float">
            <text:p>0.11073781829716</text:p>
          </table:table-cell>
          <table:table-cell table:formula="of:=[.G24]-[.H24]" office:value-type="float" office:value="4.38299680654983" calcext:value-type="float">
            <text:p>4.382996806549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5.5975732699933" calcext:value-type="float">
            <text:p>75.5975732699933</text:p>
          </table:table-cell>
          <table:table-cell office:value-type="float" office:value="0.0515959078053356" calcext:value-type="float">
            <text:p>0.051595907805336</text:p>
          </table:table-cell>
          <table:table-cell table:formula="of:=[.B25]-[.C25]" office:value-type="float" office:value="75.5459773621879" calcext:value-type="float">
            <text:p>75.5459773621879</text:p>
          </table:table-cell>
          <table:covered-table-cell/>
          <table:table-cell office:value-type="float" office:value="7" calcext:value-type="float">
            <text:p>7</text:p>
          </table:table-cell>
          <table:table-cell office:value-type="float" office:value="0.0515959078053356" calcext:value-type="float">
            <text:p>0.051595907805336</text:p>
          </table:table-cell>
          <table:table-cell office:value-type="float" office:value="0.0485161612500633" calcext:value-type="float">
            <text:p>0.048516161250063</text:p>
          </table:table-cell>
          <table:table-cell table:formula="of:=[.G25]-[.H25]" office:value-type="float" office:value="0.00307974655527233" calcext:value-type="float">
            <text:p>0.0030797465552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6.6383851564618" calcext:value-type="float">
            <text:p>66.6383851564618</text:p>
          </table:table-cell>
          <table:table-cell office:value-type="float" office:value="3.33471306831131" calcext:value-type="float">
            <text:p>3.33471306831131</text:p>
          </table:table-cell>
          <table:table-cell table:formula="of:=[.B26]-[.C26]" office:value-type="float" office:value="63.3036720881505" calcext:value-type="float">
            <text:p>63.3036720881505</text:p>
          </table:table-cell>
          <table:covered-table-cell/>
          <table:table-cell office:value-type="float" office:value="8" calcext:value-type="float">
            <text:p>8</text:p>
          </table:table-cell>
          <table:table-cell office:value-type="float" office:value="3.33471306831131" calcext:value-type="float">
            <text:p>3.33471306831131</text:p>
          </table:table-cell>
          <table:table-cell office:value-type="float" office:value="0.937968014848195" calcext:value-type="float">
            <text:p>0.937968014848195</text:p>
          </table:table-cell>
          <table:table-cell table:formula="of:=[.G26]-[.H26]" office:value-type="float" office:value="2.39674505346311" calcext:value-type="float">
            <text:p>2.396745053463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2.2682044756864" calcext:value-type="float">
            <text:p>92.2682044756864</text:p>
          </table:table-cell>
          <table:table-cell table:style-name="Default" office:value-type="float" office:value="0.352651660468371" calcext:value-type="float">
            <text:p>0.352651660468371</text:p>
          </table:table-cell>
          <table:table-cell table:formula="of:=[.B27]-[.C27]" office:value-type="float" office:value="91.915552815218" calcext:value-type="float">
            <text:p>91.915552815218</text:p>
          </table:table-cell>
          <table:covered-table-cell/>
          <table:table-cell office:value-type="float" office:value="9" calcext:value-type="float">
            <text:p>9</text:p>
          </table:table-cell>
          <table:table-cell table:style-name="Default" office:value-type="float" office:value="0.352651660468371" calcext:value-type="float">
            <text:p>0.352651660468371</text:p>
          </table:table-cell>
          <table:table-cell office:value-type="float" office:value="0.57831699143923" calcext:value-type="float">
            <text:p>0.57831699143923</text:p>
          </table:table-cell>
          <table:table-cell table:formula="of:=[.G27]-[.H27]" office:value-type="float" office:value="-0.225665330970859" calcext:value-type="float">
            <text:p>-0.2256653309708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6.1962268158112" calcext:value-type="float">
            <text:p>86.1962268158112</text:p>
          </table:table-cell>
          <table:table-cell office:value-type="float" office:value="0.512889321908254" calcext:value-type="float">
            <text:p>0.512889321908254</text:p>
          </table:table-cell>
          <table:table-cell table:formula="of:=[.B28]-[.C28]" office:value-type="float" office:value="85.683337493903" calcext:value-type="float">
            <text:p>85.683337493903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float" office:value="0.512889321908254" calcext:value-type="float">
            <text:p>0.512889321908254</text:p>
          </table:table-cell>
          <table:table-cell office:value-type="float" office:value="0.726269214889447" calcext:value-type="float">
            <text:p>0.726269214889447</text:p>
          </table:table-cell>
          <table:table-cell table:formula="of:=[.G28]-[.H28]" office:value-type="float" office:value="-0.213379892981193" calcext:value-type="float">
            <text:p>-0.213379892981193</text:p>
          </table:table-cell>
        </table:table-row>
        <table:table-row table:style-name="ro1">
          <table:table-cell table:style-name="ce4" office:value-type="string" calcext:value-type="string">
            <text:p>μ</text:p>
          </table:table-cell>
          <table:table-cell table:formula="of:=AVERAGE([.B19:.B28])" office:value-type="float" office:value="65.9292293871134" calcext:value-type="float">
            <text:p>65.9292293871134</text:p>
          </table:table-cell>
          <table:table-cell table:formula="of:=AVERAGE([.C19:.C28])" office:value-type="float" office:value="2.12948494055327" calcext:value-type="float">
            <text:p>2.12948494055327</text:p>
          </table:table-cell>
          <table:table-cell table:formula="of:=AVERAGE([.D19:.D28])" office:value-type="float" office:value="63.7997444465601" calcext:value-type="float">
            <text:p>63.7997444465601</text:p>
          </table:table-cell>
          <table:covered-table-cell/>
          <table:table-cell table:style-name="ce4" office:value-type="string" calcext:value-type="string">
            <text:p>μ</text:p>
          </table:table-cell>
          <table:table-cell table:formula="of:=AVERAGE([.G19:.G28])" office:value-type="float" office:value="2.12948494055327" calcext:value-type="float">
            <text:p>2.12948494055327</text:p>
          </table:table-cell>
          <table:table-cell table:formula="of:=AVERAGE([.H19:.H28])" office:value-type="float" office:value="1.08119573938356" calcext:value-type="float">
            <text:p>1.08119573938356</text:p>
          </table:table-cell>
          <table:table-cell table:formula="of:=AVERAGE([.I19:.I28])" office:value-type="float" office:value="1.04828920116972" calcext:value-type="float">
            <text:p>1.04828920116972</text:p>
          </table:table-cell>
        </table:table-row>
        <table:table-row table:style-name="ro1">
          <table:table-cell table:style-name="ce4" office:value-type="string" calcext:value-type="string">
            <text:p>σ<text:span text:style-name="T1">2</text:span></text:p>
          </table:table-cell>
          <table:table-cell table:formula="of:=COM.MICROSOFT.VAR.S([.B19:.B28])" office:value-type="float" office:value="595.015055435195" calcext:value-type="float">
            <text:p>595.015055435195</text:p>
          </table:table-cell>
          <table:table-cell table:formula="of:=COM.MICROSOFT.VAR.S([.C19:.C28])" office:value-type="float" office:value="8.19164509474005" calcext:value-type="float">
            <text:p>8.19164509474005</text:p>
          </table:table-cell>
          <table:table-cell table:formula="of:=COM.MICROSOFT.VAR.S([.D19:.D28])" office:value-type="float" office:value="697.243032487523" calcext:value-type="float">
            <text:p>697.243032487523</text:p>
          </table:table-cell>
          <table:covered-table-cell table:style-name="ce2" table:formula="of:=COM.MICROSOFT.VAR.S([.E19:.E28])" office:value-type="string" office:string-value="" calcext:value-type="error">
            <text:p>#DIV/0!</text:p>
          </table:covered-table-cell>
          <table:table-cell table:style-name="ce4" office:value-type="string" calcext:value-type="string">
            <text:p>σ<text:span text:style-name="T1">2</text:span></text:p>
          </table:table-cell>
          <table:table-cell table:formula="of:=COM.MICROSOFT.VAR.S([.G19:.G28])" office:value-type="float" office:value="8.19164509474005" calcext:value-type="float">
            <text:p>8.19164509474005</text:p>
          </table:table-cell>
          <table:table-cell table:formula="of:=COM.MICROSOFT.VAR.S([.H19:.H28])" office:value-type="float" office:value="5.64226293498964" calcext:value-type="float">
            <text:p>5.64226293498964</text:p>
          </table:table-cell>
          <table:table-cell table:formula="of:=COM.MICROSOFT.VAR.S([.I19:.I28])" office:value-type="float" office:value="11.5313671922381" calcext:value-type="float">
            <text:p>11.5313671922381</text:p>
          </table:table-cell>
        </table:table-row>
        <table:table-row table:style-name="ro1">
          <table:table-cell table:style-name="ce1" office:value-type="string" calcext:value-type="string" table:number-columns-spanned="9" table:number-rows-spanned="1">
            <text:p>Griewank</text:p>
          </table:table-cell>
          <table:covered-table-cell table:number-columns-repeated="8" table:style-name="Default"/>
        </table:table-row>
        <table:table-row table:style-name="ro1">
          <table:table-cell table:style-name="ce3"/>
          <table:table-cell table:style-name="ce5" office:value-type="string" calcext:value-type="string" table:number-columns-spanned="2" table:number-rows-spanned="1">
            <text:p>GA Selection Scheme</text:p>
          </table:table-cell>
          <table:covered-table-cell table:style-name="ce3"/>
          <table:table-cell table:style-name="ce6" office:value-type="string" calcext:value-type="string">
            <text:p>Difference</text:p>
          </table:table-cell>
          <table:table-cell table:style-name="ce8" table:number-columns-spanned="1" table:number-rows-spanned="14"/>
          <table:table-cell table:style-name="ce3"/>
          <table:table-cell table:style-name="ce5" office:value-type="string" calcext:value-type="string" table:number-columns-spanned="2" table:number-rows-spanned="1">
            <text:p>GA Selection Scheme</text:p>
          </table:table-cell>
          <table:covered-table-cell table:style-name="ce3"/>
          <table:table-cell table:style-name="ce6" office:value-type="string" calcext:value-type="string">
            <text:p>Difference</text:p>
          </table:table-cell>
        </table:table-row>
        <table:table-row table:style-name="ro1">
          <table:table-cell table:style-name="ce3" office:value-type="string" calcext:value-type="string">
            <text:p>Experiments</text:p>
          </table:table-cell>
          <table:table-cell table:style-name="ce6" office:value-type="string" calcext:value-type="string">
            <text:p>SUS</text:p>
          </table:table-cell>
          <table:table-cell table:style-name="ce6" office:value-type="string" calcext:value-type="string">
            <text:p>BTS</text:p>
          </table:table-cell>
          <table:table-cell table:style-name="ce6" office:value-type="string" calcext:value-type="string">
            <text:p>SUS-BTS</text:p>
          </table:table-cell>
          <table:covered-table-cell/>
          <table:table-cell table:style-name="ce3" office:value-type="string" calcext:value-type="string">
            <text:p>Experiments</text:p>
          </table:table-cell>
          <table:table-cell table:style-name="ce6" office:value-type="string" calcext:value-type="string">
            <text:p>BTS</text:p>
          </table:table-cell>
          <table:table-cell table:style-name="ce6" office:value-type="string" calcext:value-type="string">
            <text:p>RTS</text:p>
          </table:table-cell>
          <table:table-cell table:style-name="ce6" office:value-type="string" calcext:value-type="string">
            <text:p>BTS-R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615341775948595" calcext:value-type="float">
            <text:p>0.06153417759486</text:p>
          </table:table-cell>
          <table:table-cell office:value-type="float" office:value="0.812642031389348" calcext:value-type="float">
            <text:p>0.812642031389348</text:p>
          </table:table-cell>
          <table:table-cell table:formula="of:=[.B34]-[.C34]" office:value-type="float" office:value="-0.751107853794489" calcext:value-type="float">
            <text:p>-0.751107853794489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0.812642031389348" calcext:value-type="float">
            <text:p>0.812642031389348</text:p>
          </table:table-cell>
          <table:table-cell office:value-type="float" office:value="0.960193941609561" calcext:value-type="float">
            <text:p>0.960193941609561</text:p>
          </table:table-cell>
          <table:table-cell table:formula="of:=[.G34]-[.H34]" office:value-type="float" office:value="-0.147551910220213" calcext:value-type="float">
            <text:p>-0.1475519102202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54631316431369" calcext:value-type="float">
            <text:p>0.654631316431369</text:p>
          </table:table-cell>
          <table:table-cell office:value-type="float" office:value="1.1582047365832" calcext:value-type="float">
            <text:p>1.1582047365832</text:p>
          </table:table-cell>
          <table:table-cell table:formula="of:=[.B35]-[.C35]" office:value-type="float" office:value="-0.503573420151832" calcext:value-type="float">
            <text:p>-0.503573420151832</text:p>
          </table:table-cell>
          <table:covered-table-cell/>
          <table:table-cell office:value-type="float" office:value="2" calcext:value-type="float">
            <text:p>2</text:p>
          </table:table-cell>
          <table:table-cell office:value-type="float" office:value="1.1582047365832" calcext:value-type="float">
            <text:p>1.1582047365832</text:p>
          </table:table-cell>
          <table:table-cell office:value-type="float" office:value="1.68171994660852" calcext:value-type="float">
            <text:p>1.68171994660852</text:p>
          </table:table-cell>
          <table:table-cell table:formula="of:=[.G35]-[.H35]" office:value-type="float" office:value="-0.523515210025317" calcext:value-type="float">
            <text:p>-0.5235152100253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304467729289774" calcext:value-type="float">
            <text:p>0.030446772928977</text:p>
          </table:table-cell>
          <table:table-cell office:value-type="float" office:value="1.05142812422143" calcext:value-type="float">
            <text:p>1.05142812422143</text:p>
          </table:table-cell>
          <table:table-cell table:formula="of:=[.B36]-[.C36]" office:value-type="float" office:value="-1.02098135129245" calcext:value-type="float">
            <text:p>-1.02098135129245</text:p>
          </table:table-cell>
          <table:covered-table-cell/>
          <table:table-cell office:value-type="float" office:value="3" calcext:value-type="float">
            <text:p>3</text:p>
          </table:table-cell>
          <table:table-cell office:value-type="float" office:value="1.05142812422143" calcext:value-type="float">
            <text:p>1.05142812422143</text:p>
          </table:table-cell>
          <table:table-cell office:value-type="float" office:value="0.531680475692772" calcext:value-type="float">
            <text:p>0.531680475692772</text:p>
          </table:table-cell>
          <table:table-cell table:formula="of:=[.G36]-[.H36]" office:value-type="float" office:value="0.51974764852866" calcext:value-type="float">
            <text:p>0.519747648528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08881481594591" calcext:value-type="float">
            <text:p>0.208881481594591</text:p>
          </table:table-cell>
          <table:table-cell office:value-type="float" office:value="1.88626313373552" calcext:value-type="float">
            <text:p>1.88626313373552</text:p>
          </table:table-cell>
          <table:table-cell table:formula="of:=[.B37]-[.C37]" office:value-type="float" office:value="-1.67738165214093" calcext:value-type="float">
            <text:p>-1.67738165214093</text:p>
          </table:table-cell>
          <table:covered-table-cell/>
          <table:table-cell office:value-type="float" office:value="4" calcext:value-type="float">
            <text:p>4</text:p>
          </table:table-cell>
          <table:table-cell office:value-type="float" office:value="1.88626313373552" calcext:value-type="float">
            <text:p>1.88626313373552</text:p>
          </table:table-cell>
          <table:table-cell office:value-type="float" office:value="1.04920848792112" calcext:value-type="float">
            <text:p>1.04920848792112</text:p>
          </table:table-cell>
          <table:table-cell table:formula="of:=[.G37]-[.H37]" office:value-type="float" office:value="0.837054645814402" calcext:value-type="float">
            <text:p>0.8370546458144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638330924929553" calcext:value-type="float">
            <text:p>0.006383309249296</text:p>
          </table:table-cell>
          <table:table-cell office:value-type="float" office:value="1.85271139038163" calcext:value-type="float">
            <text:p>1.85271139038163</text:p>
          </table:table-cell>
          <table:table-cell table:formula="of:=[.B38]-[.C38]" office:value-type="float" office:value="-1.84632808113234" calcext:value-type="float">
            <text:p>-1.84632808113234</text:p>
          </table:table-cell>
          <table:covered-table-cell/>
          <table:table-cell office:value-type="float" office:value="5" calcext:value-type="float">
            <text:p>5</text:p>
          </table:table-cell>
          <table:table-cell office:value-type="float" office:value="1.85271139038163" calcext:value-type="float">
            <text:p>1.85271139038163</text:p>
          </table:table-cell>
          <table:table-cell office:value-type="float" office:value="1.99668095567264" calcext:value-type="float">
            <text:p>1.99668095567264</text:p>
          </table:table-cell>
          <table:table-cell table:formula="of:=[.G38]-[.H38]" office:value-type="float" office:value="-0.143969565291006" calcext:value-type="float">
            <text:p>-0.1439695652910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96644243837616" calcext:value-type="float">
            <text:p>0.196644243837616</text:p>
          </table:table-cell>
          <table:table-cell office:value-type="float" office:value="1.12493120955685" calcext:value-type="float">
            <text:p>1.12493120955685</text:p>
          </table:table-cell>
          <table:table-cell table:formula="of:=[.B39]-[.C39]" office:value-type="float" office:value="-0.92828696571923" calcext:value-type="float">
            <text:p>-0.92828696571923</text:p>
          </table:table-cell>
          <table:covered-table-cell/>
          <table:table-cell office:value-type="float" office:value="6" calcext:value-type="float">
            <text:p>6</text:p>
          </table:table-cell>
          <table:table-cell office:value-type="float" office:value="1.12493120955685" calcext:value-type="float">
            <text:p>1.12493120955685</text:p>
          </table:table-cell>
          <table:table-cell office:value-type="float" office:value="1.20964184632067" calcext:value-type="float">
            <text:p>1.20964184632067</text:p>
          </table:table-cell>
          <table:table-cell table:formula="of:=[.G39]-[.H39]" office:value-type="float" office:value="-0.0847106367638202" calcext:value-type="float">
            <text:p>-0.084710636763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28112206239165" calcext:value-type="float">
            <text:p>0.328112206239165</text:p>
          </table:table-cell>
          <table:table-cell office:value-type="float" office:value="1.18188639865047" calcext:value-type="float">
            <text:p>1.18188639865047</text:p>
          </table:table-cell>
          <table:table-cell table:formula="of:=[.B40]-[.C40]" office:value-type="float" office:value="-0.853774192411302" calcext:value-type="float">
            <text:p>-0.853774192411302</text:p>
          </table:table-cell>
          <table:covered-table-cell/>
          <table:table-cell office:value-type="float" office:value="7" calcext:value-type="float">
            <text:p>7</text:p>
          </table:table-cell>
          <table:table-cell office:value-type="float" office:value="1.18188639865047" calcext:value-type="float">
            <text:p>1.18188639865047</text:p>
          </table:table-cell>
          <table:table-cell office:value-type="float" office:value="0.00941146414424421" calcext:value-type="float">
            <text:p>0.009411464144244</text:p>
          </table:table-cell>
          <table:table-cell table:formula="of:=[.G40]-[.H40]" office:value-type="float" office:value="1.17247493450622" calcext:value-type="float">
            <text:p>1.172474934506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.3639061681374" calcext:value-type="float">
            <text:p>3.3639061681374</text:p>
          </table:table-cell>
          <table:table-cell table:formula="of:=[.B41]-[.C41]" office:value-type="float" office:value="-3.3639061681374" calcext:value-type="float">
            <text:p>-3.3639061681374</text:p>
          </table:table-cell>
          <table:covered-table-cell/>
          <table:table-cell office:value-type="float" office:value="8" calcext:value-type="float">
            <text:p>8</text:p>
          </table:table-cell>
          <table:table-cell office:value-type="float" office:value="3.3639061681374" calcext:value-type="float">
            <text:p>3.3639061681374</text:p>
          </table:table-cell>
          <table:table-cell office:value-type="float" office:value="0.553080665832593" calcext:value-type="float">
            <text:p>0.553080665832593</text:p>
          </table:table-cell>
          <table:table-cell table:formula="of:=[.G41]-[.H41]" office:value-type="float" office:value="2.8108255023048" calcext:value-type="float">
            <text:p>2.81082550230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60101440197798" calcext:value-type="float">
            <text:p>0.960101440197798</text:p>
          </table:table-cell>
          <table:table-cell table:style-name="Default" office:value-type="float" office:value="1.18250867104106" calcext:value-type="float">
            <text:p>1.18250867104106</text:p>
          </table:table-cell>
          <table:table-cell table:formula="of:=[.B42]-[.C42]" office:value-type="float" office:value="-0.222407230843261" calcext:value-type="float">
            <text:p>-0.222407230843261</text:p>
          </table:table-cell>
          <table:covered-table-cell/>
          <table:table-cell office:value-type="float" office:value="9" calcext:value-type="float">
            <text:p>9</text:p>
          </table:table-cell>
          <table:table-cell table:style-name="Default" office:value-type="float" office:value="1.18250867104106" calcext:value-type="float">
            <text:p>1.18250867104106</text:p>
          </table:table-cell>
          <table:table-cell office:value-type="float" office:value="0.481294294892001" calcext:value-type="float">
            <text:p>0.481294294892001</text:p>
          </table:table-cell>
          <table:table-cell table:formula="of:=[.G42]-[.H42]" office:value-type="float" office:value="0.701214376149059" calcext:value-type="float">
            <text:p>0.7012143761490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10746807830506" calcext:value-type="float">
            <text:p>0.110746807830506</text:p>
          </table:table-cell>
          <table:table-cell office:value-type="float" office:value="2.09440645196939" calcext:value-type="float">
            <text:p>2.09440645196939</text:p>
          </table:table-cell>
          <table:table-cell table:formula="of:=[.B43]-[.C43]" office:value-type="float" office:value="-1.98365964413888" calcext:value-type="float">
            <text:p>-1.98365964413888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float" office:value="2.09440645196939" calcext:value-type="float">
            <text:p>2.09440645196939</text:p>
          </table:table-cell>
          <table:table-cell office:value-type="float" office:value="0.254201434549782" calcext:value-type="float">
            <text:p>0.254201434549782</text:p>
          </table:table-cell>
          <table:table-cell table:formula="of:=[.G43]-[.H43]" office:value-type="float" office:value="1.8402050174196" calcext:value-type="float">
            <text:p>1.8402050174196</text:p>
          </table:table-cell>
        </table:table-row>
        <table:table-row table:style-name="ro1">
          <table:table-cell table:style-name="ce4" office:value-type="string" calcext:value-type="string">
            <text:p>μ</text:p>
          </table:table-cell>
          <table:table-cell table:formula="of:=AVERAGE([.B34:.B43])" office:value-type="float" office:value="0.255748175590418" calcext:value-type="float">
            <text:p>0.255748175590418</text:p>
          </table:table-cell>
          <table:table-cell table:formula="of:=AVERAGE([.C34:.C43])" office:value-type="float" office:value="1.57088883156663" calcext:value-type="float">
            <text:p>1.57088883156663</text:p>
          </table:table-cell>
          <table:table-cell table:formula="of:=AVERAGE([.D34:.D43])" office:value-type="float" office:value="-1.31514065597621" calcext:value-type="float">
            <text:p>-1.31514065597621</text:p>
          </table:table-cell>
          <table:covered-table-cell/>
          <table:table-cell table:style-name="ce4" office:value-type="string" calcext:value-type="string">
            <text:p>μ</text:p>
          </table:table-cell>
          <table:table-cell table:formula="of:=AVERAGE([.G34:.G43])" office:value-type="float" office:value="1.57088883156663" calcext:value-type="float">
            <text:p>1.57088883156663</text:p>
          </table:table-cell>
          <table:table-cell table:formula="of:=AVERAGE([.H34:.H43])" office:value-type="float" office:value="0.872711351324389" calcext:value-type="float">
            <text:p>0.872711351324389</text:p>
          </table:table-cell>
          <table:table-cell table:formula="of:=AVERAGE([.I34:.I43])" office:value-type="float" office:value="0.698177480242239" calcext:value-type="float">
            <text:p>0.698177480242239</text:p>
          </table:table-cell>
        </table:table-row>
        <table:table-row table:style-name="ro1">
          <table:table-cell table:style-name="ce4" office:value-type="string" calcext:value-type="string">
            <text:p>σ<text:span text:style-name="T1">2</text:span></text:p>
          </table:table-cell>
          <table:table-cell table:formula="of:=COM.MICROSOFT.VAR.S([.B34:.B43])" office:value-type="float" office:value="0.10036030641008" calcext:value-type="float">
            <text:p>0.10036030641008</text:p>
          </table:table-cell>
          <table:table-cell table:formula="of:=COM.MICROSOFT.VAR.S([.C34:.C43])" office:value-type="float" office:value="0.57599920160902" calcext:value-type="float">
            <text:p>0.57599920160902</text:p>
          </table:table-cell>
          <table:table-cell table:formula="of:=COM.MICROSOFT.VAR.S([.D34:.D43])" office:value-type="float" office:value="0.853069065311641" calcext:value-type="float">
            <text:p>0.853069065311641</text:p>
          </table:table-cell>
          <table:covered-table-cell table:style-name="ce2" table:formula="of:=COM.MICROSOFT.VAR.S([.E34:.E43])" office:value-type="string" office:string-value="" calcext:value-type="error">
            <text:p>#DIV/0!</text:p>
          </table:covered-table-cell>
          <table:table-cell table:style-name="ce4" office:value-type="string" calcext:value-type="string">
            <text:p>σ<text:span text:style-name="T1">2</text:span></text:p>
          </table:table-cell>
          <table:table-cell table:formula="of:=COM.MICROSOFT.VAR.S([.G34:.G43])" office:value-type="float" office:value="0.57599920160902" calcext:value-type="float">
            <text:p>0.57599920160902</text:p>
          </table:table-cell>
          <table:table-cell table:formula="of:=COM.MICROSOFT.VAR.S([.H34:.H43])" office:value-type="float" office:value="0.396627059743627" calcext:value-type="float">
            <text:p>0.396627059743627</text:p>
          </table:table-cell>
          <table:table-cell table:formula="of:=COM.MICROSOFT.VAR.S([.I34:.I43])" office:value-type="float" office:value="1.06372406800132" calcext:value-type="float">
            <text:p>1.06372406800132</text:p>
          </table:table-cell>
        </table:table-row>
        <table:table-row table:style-name="ro1">
          <table:table-cell table:style-name="ce1" office:value-type="string" calcext:value-type="string" table:number-columns-spanned="9" table:number-rows-spanned="1">
            <text:p>Kowalik</text:p>
          </table:table-cell>
          <table:covered-table-cell table:number-columns-repeated="8" table:style-name="Default"/>
        </table:table-row>
        <table:table-row table:style-name="ro1">
          <table:table-cell table:style-name="ce3"/>
          <table:table-cell table:style-name="ce5" office:value-type="string" calcext:value-type="string" table:number-columns-spanned="2" table:number-rows-spanned="1">
            <text:p>GA Selection Scheme</text:p>
          </table:table-cell>
          <table:covered-table-cell table:style-name="ce3"/>
          <table:table-cell table:style-name="ce6" office:value-type="string" calcext:value-type="string">
            <text:p>Difference</text:p>
          </table:table-cell>
          <table:table-cell table:style-name="ce10" table:number-columns-spanned="1" table:number-rows-spanned="14"/>
          <table:table-cell table:style-name="ce3"/>
          <table:table-cell table:style-name="ce5" office:value-type="string" calcext:value-type="string" table:number-columns-spanned="2" table:number-rows-spanned="1">
            <text:p>GA Selection Scheme</text:p>
          </table:table-cell>
          <table:covered-table-cell table:style-name="ce3"/>
          <table:table-cell table:style-name="ce6" office:value-type="string" calcext:value-type="string">
            <text:p>Difference</text:p>
          </table:table-cell>
        </table:table-row>
        <table:table-row table:style-name="ro1">
          <table:table-cell table:style-name="ce3" office:value-type="string" calcext:value-type="string">
            <text:p>Experiments</text:p>
          </table:table-cell>
          <table:table-cell table:style-name="ce6" office:value-type="string" calcext:value-type="string">
            <text:p>SUS</text:p>
          </table:table-cell>
          <table:table-cell table:style-name="ce6" office:value-type="string" calcext:value-type="string">
            <text:p>BTS</text:p>
          </table:table-cell>
          <table:table-cell table:style-name="ce6" office:value-type="string" calcext:value-type="string">
            <text:p>SUS-BTS</text:p>
          </table:table-cell>
          <table:covered-table-cell/>
          <table:table-cell table:style-name="ce3" office:value-type="string" calcext:value-type="string">
            <text:p>Experiments</text:p>
          </table:table-cell>
          <table:table-cell table:style-name="ce6" office:value-type="string" calcext:value-type="string">
            <text:p>BTS</text:p>
          </table:table-cell>
          <table:table-cell table:style-name="ce6" office:value-type="string" calcext:value-type="string">
            <text:p>RTS</text:p>
          </table:table-cell>
          <table:table-cell table:style-name="ce6" office:value-type="string" calcext:value-type="string">
            <text:p>BTS-R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.06281992028446" calcext:value-type="float">
            <text:p>-1.06281992028446</text:p>
          </table:table-cell>
          <table:table-cell office:value-type="float" office:value="-1.06568348465907" calcext:value-type="float">
            <text:p>-1.06568348465907</text:p>
          </table:table-cell>
          <table:table-cell table:formula="of:=[.B49]-[.C49]" office:value-type="float" office:value="0.00286356437460999" calcext:value-type="float">
            <text:p>0.00286356437461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-1.06568348465907" calcext:value-type="float">
            <text:p>-1.06568348465907</text:p>
          </table:table-cell>
          <table:table-cell office:value-type="float" office:value="-1.06298911976828" calcext:value-type="float">
            <text:p>-1.06298911976828</text:p>
          </table:table-cell>
          <table:table-cell table:formula="of:=[.G49]-[.H49]" office:value-type="float" office:value="-0.00269436489079378" calcext:value-type="float">
            <text:p>-0.0026943648907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.06323709196825" calcext:value-type="float">
            <text:p>-1.06323709196825</text:p>
          </table:table-cell>
          <table:table-cell office:value-type="float" office:value="-1.06558053012085" calcext:value-type="float">
            <text:p>-1.06558053012085</text:p>
          </table:table-cell>
          <table:table-cell table:formula="of:=[.B50]-[.C50]" office:value-type="float" office:value="0.00234343815259441" calcext:value-type="float">
            <text:p>0.002343438152594</text:p>
          </table:table-cell>
          <table:covered-table-cell/>
          <table:table-cell office:value-type="float" office:value="2" calcext:value-type="float">
            <text:p>2</text:p>
          </table:table-cell>
          <table:table-cell office:value-type="float" office:value="-1.06558053012085" calcext:value-type="float">
            <text:p>-1.06558053012085</text:p>
          </table:table-cell>
          <table:table-cell office:value-type="float" office:value="-1.06521585664231" calcext:value-type="float">
            <text:p>-1.06521585664231</text:p>
          </table:table-cell>
          <table:table-cell table:formula="of:=[.G50]-[.H50]" office:value-type="float" office:value="-0.000364673478541189" calcext:value-type="float">
            <text:p>-0.0003646734785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.04474124067623" calcext:value-type="float">
            <text:p>-1.04474124067623</text:p>
          </table:table-cell>
          <table:table-cell office:value-type="float" office:value="-1.04980805605869" calcext:value-type="float">
            <text:p>-1.04980805605869</text:p>
          </table:table-cell>
          <table:table-cell table:formula="of:=[.B51]-[.C51]" office:value-type="float" office:value="0.00506681538246179" calcext:value-type="float">
            <text:p>0.005066815382462</text:p>
          </table:table-cell>
          <table:covered-table-cell/>
          <table:table-cell office:value-type="float" office:value="3" calcext:value-type="float">
            <text:p>3</text:p>
          </table:table-cell>
          <table:table-cell office:value-type="float" office:value="-1.04980805605869" calcext:value-type="float">
            <text:p>-1.04980805605869</text:p>
          </table:table-cell>
          <table:table-cell office:value-type="float" office:value="-1.05804541042039" calcext:value-type="float">
            <text:p>-1.05804541042039</text:p>
          </table:table-cell>
          <table:table-cell table:formula="of:=[.G51]-[.H51]" office:value-type="float" office:value="0.00823735436170314" calcext:value-type="float">
            <text:p>0.0082373543617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.06471005482482" calcext:value-type="float">
            <text:p>-1.06471005482482</text:p>
          </table:table-cell>
          <table:table-cell office:value-type="float" office:value="-1.06380002594617" calcext:value-type="float">
            <text:p>-1.06380002594617</text:p>
          </table:table-cell>
          <table:table-cell table:formula="of:=[.B52]-[.C52]" office:value-type="float" office:value="-0.000910028878653435" calcext:value-type="float">
            <text:p>-0.000910028878653</text:p>
          </table:table-cell>
          <table:covered-table-cell/>
          <table:table-cell office:value-type="float" office:value="4" calcext:value-type="float">
            <text:p>4</text:p>
          </table:table-cell>
          <table:table-cell office:value-type="float" office:value="-1.06380002594617" calcext:value-type="float">
            <text:p>-1.06380002594617</text:p>
          </table:table-cell>
          <table:table-cell office:value-type="float" office:value="-1.06113612834806" calcext:value-type="float">
            <text:p>-1.06113612834806</text:p>
          </table:table-cell>
          <table:table-cell table:formula="of:=[.G52]-[.H52]" office:value-type="float" office:value="-0.00266389759810792" calcext:value-type="float">
            <text:p>-0.0026638975981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.04682384399747" calcext:value-type="float">
            <text:p>-1.04682384399747</text:p>
          </table:table-cell>
          <table:table-cell office:value-type="float" office:value="-1.06656512556156" calcext:value-type="float">
            <text:p>-1.06656512556156</text:p>
          </table:table-cell>
          <table:table-cell table:formula="of:=[.B53]-[.C53]" office:value-type="float" office:value="0.0197412815640872" calcext:value-type="float">
            <text:p>0.019741281564087</text:p>
          </table:table-cell>
          <table:covered-table-cell/>
          <table:table-cell office:value-type="float" office:value="5" calcext:value-type="float">
            <text:p>5</text:p>
          </table:table-cell>
          <table:table-cell office:value-type="float" office:value="-1.06656512556156" calcext:value-type="float">
            <text:p>-1.06656512556156</text:p>
          </table:table-cell>
          <table:table-cell office:value-type="float" office:value="-1.06355813818843" calcext:value-type="float">
            <text:p>-1.06355813818843</text:p>
          </table:table-cell>
          <table:table-cell table:formula="of:=[.G53]-[.H53]" office:value-type="float" office:value="-0.00300698737312843" calcext:value-type="float">
            <text:p>-0.0030069873731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.06679727325126" calcext:value-type="float">
            <text:p>-1.06679727325126</text:p>
          </table:table-cell>
          <table:table-cell office:value-type="float" office:value="-1.06234387154758" calcext:value-type="float">
            <text:p>-1.06234387154758</text:p>
          </table:table-cell>
          <table:table-cell table:formula="of:=[.B54]-[.C54]" office:value-type="float" office:value="-0.00445340170368169" calcext:value-type="float">
            <text:p>-0.004453401703682</text:p>
          </table:table-cell>
          <table:covered-table-cell/>
          <table:table-cell office:value-type="float" office:value="6" calcext:value-type="float">
            <text:p>6</text:p>
          </table:table-cell>
          <table:table-cell office:value-type="float" office:value="-1.06234387154758" calcext:value-type="float">
            <text:p>-1.06234387154758</text:p>
          </table:table-cell>
          <table:table-cell office:value-type="float" office:value="-1.03003385764747" calcext:value-type="float">
            <text:p>-1.03003385764747</text:p>
          </table:table-cell>
          <table:table-cell table:formula="of:=[.G54]-[.H54]" office:value-type="float" office:value="-0.0323100139001071" calcext:value-type="float">
            <text:p>-0.0323100139001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.06681001312614" calcext:value-type="float">
            <text:p>-1.06681001312614</text:p>
          </table:table-cell>
          <table:table-cell office:value-type="float" office:value="-1.06602328080124" calcext:value-type="float">
            <text:p>-1.06602328080124</text:p>
          </table:table-cell>
          <table:table-cell table:formula="of:=[.B55]-[.C55]" office:value-type="float" office:value="-0.000786732324903339" calcext:value-type="float">
            <text:p>-0.000786732324903</text:p>
          </table:table-cell>
          <table:covered-table-cell/>
          <table:table-cell office:value-type="float" office:value="7" calcext:value-type="float">
            <text:p>7</text:p>
          </table:table-cell>
          <table:table-cell office:value-type="float" office:value="-1.06602328080124" calcext:value-type="float">
            <text:p>-1.06602328080124</text:p>
          </table:table-cell>
          <table:table-cell office:value-type="float" office:value="-1.01426970265225" calcext:value-type="float">
            <text:p>-1.01426970265225</text:p>
          </table:table-cell>
          <table:table-cell table:formula="of:=[.G55]-[.H55]" office:value-type="float" office:value="-0.0517535781489855" calcext:value-type="float">
            <text:p>-0.0517535781489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.05625726654952" calcext:value-type="float">
            <text:p>-1.05625726654952</text:p>
          </table:table-cell>
          <table:table-cell office:value-type="float" office:value="-1.06519105604265" calcext:value-type="float">
            <text:p>-1.06519105604265</text:p>
          </table:table-cell>
          <table:table-cell table:formula="of:=[.B56]-[.C56]" office:value-type="float" office:value="0.00893378949312962" calcext:value-type="float">
            <text:p>0.00893378949313</text:p>
          </table:table-cell>
          <table:covered-table-cell/>
          <table:table-cell office:value-type="float" office:value="8" calcext:value-type="float">
            <text:p>8</text:p>
          </table:table-cell>
          <table:table-cell office:value-type="float" office:value="-1.06519105604265" calcext:value-type="float">
            <text:p>-1.06519105604265</text:p>
          </table:table-cell>
          <table:table-cell office:value-type="float" office:value="-1.02834356925778" calcext:value-type="float">
            <text:p>-1.02834356925778</text:p>
          </table:table-cell>
          <table:table-cell table:formula="of:=[.G56]-[.H56]" office:value-type="float" office:value="-0.0368474867848685" calcext:value-type="float">
            <text:p>-0.0368474867848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.06175601815872" calcext:value-type="float">
            <text:p>-1.06175601815872</text:p>
          </table:table-cell>
          <table:table-cell table:style-name="Default" office:value-type="float" office:value="-1.06521918714803" calcext:value-type="float">
            <text:p>-1.06521918714803</text:p>
          </table:table-cell>
          <table:table-cell table:formula="of:=[.B57]-[.C57]" office:value-type="float" office:value="0.00346316898931032" calcext:value-type="float">
            <text:p>0.00346316898931</text:p>
          </table:table-cell>
          <table:covered-table-cell/>
          <table:table-cell office:value-type="float" office:value="9" calcext:value-type="float">
            <text:p>9</text:p>
          </table:table-cell>
          <table:table-cell table:style-name="Default" office:value-type="float" office:value="-1.06521918714803" calcext:value-type="float">
            <text:p>-1.06521918714803</text:p>
          </table:table-cell>
          <table:table-cell office:value-type="float" office:value="-1.02533986414175" calcext:value-type="float">
            <text:p>-1.02533986414175</text:p>
          </table:table-cell>
          <table:table-cell table:formula="of:=[.G57]-[.H57]" office:value-type="float" office:value="-0.0398793230062817" calcext:value-type="float">
            <text:p>-0.0398793230062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.06398028140786" calcext:value-type="float">
            <text:p>-1.06398028140786</text:p>
          </table:table-cell>
          <table:table-cell office:value-type="float" office:value="-1.05456858002517" calcext:value-type="float">
            <text:p>-1.05456858002517</text:p>
          </table:table-cell>
          <table:table-cell table:formula="of:=[.B58]-[.C58]" office:value-type="float" office:value="-0.00941170138269776" calcext:value-type="float">
            <text:p>-0.009411701382698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float" office:value="-1.05456858002517" calcext:value-type="float">
            <text:p>-1.05456858002517</text:p>
          </table:table-cell>
          <table:table-cell office:value-type="float" office:value="-1.04663961375293" calcext:value-type="float">
            <text:p>-1.04663961375293</text:p>
          </table:table-cell>
          <table:table-cell table:formula="of:=[.G58]-[.H58]" office:value-type="float" office:value="-0.00792896627223527" calcext:value-type="float">
            <text:p>-0.007928966272235</text:p>
          </table:table-cell>
        </table:table-row>
        <table:table-row table:style-name="ro1">
          <table:table-cell table:style-name="ce4" office:value-type="string" calcext:value-type="string">
            <text:p>μ</text:p>
          </table:table-cell>
          <table:table-cell table:formula="of:=AVERAGE([.B49:.B58])" office:value-type="float" office:value="-1.05979330042447" calcext:value-type="float">
            <text:p>-1.05979330042447</text:p>
          </table:table-cell>
          <table:table-cell table:formula="of:=AVERAGE([.C49:.C58])" office:value-type="float" office:value="-1.0624783197911" calcext:value-type="float">
            <text:p>-1.0624783197911</text:p>
          </table:table-cell>
          <table:table-cell table:formula="of:=AVERAGE([.D49:.D58])" office:value-type="float" office:value="0.00268501936662571" calcext:value-type="float">
            <text:p>0.002685019366626</text:p>
          </table:table-cell>
          <table:covered-table-cell/>
          <table:table-cell table:style-name="ce4" office:value-type="string" calcext:value-type="string">
            <text:p>μ</text:p>
          </table:table-cell>
          <table:table-cell table:formula="of:=AVERAGE([.G49:.G58])" office:value-type="float" office:value="-1.0624783197911" calcext:value-type="float">
            <text:p>-1.0624783197911</text:p>
          </table:table-cell>
          <table:table-cell table:formula="of:=AVERAGE([.H49:.H58])" office:value-type="float" office:value="-1.04555712608197" calcext:value-type="float">
            <text:p>-1.04555712608197</text:p>
          </table:table-cell>
          <table:table-cell table:formula="of:=AVERAGE([.I49:.I58])" office:value-type="float" office:value="-0.0169211937091346" calcext:value-type="float">
            <text:p>-0.016921193709135</text:p>
          </table:table-cell>
        </table:table-row>
        <table:table-row table:style-name="ro1">
          <table:table-cell table:style-name="ce4" office:value-type="string" calcext:value-type="string">
            <text:p>σ<text:span text:style-name="T1">2</text:span></text:p>
          </table:table-cell>
          <table:table-cell table:formula="of:=COM.MICROSOFT.VAR.S([.B49:.B58])" office:value-type="float" office:value="0.0000635713781338294" calcext:value-type="float">
            <text:p>6.35713781338294E-05</text:p>
          </table:table-cell>
          <table:table-cell table:formula="of:=COM.MICROSOFT.VAR.S([.C49:.C58])" office:value-type="float" office:value="0.000032100151363629" calcext:value-type="float">
            <text:p>3.2100151363629E-05</text:p>
          </table:table-cell>
          <table:table-cell table:formula="of:=COM.MICROSOFT.VAR.S([.D49:.D58])" office:value-type="float" office:value="0.0000620728192602304" calcext:value-type="float">
            <text:p>6.20728192602304E-05</text:p>
          </table:table-cell>
          <table:covered-table-cell table:style-name="ce2" table:formula="of:=COM.MICROSOFT.VAR.S([.E49:.E58])" office:value-type="string" office:string-value="" calcext:value-type="error">
            <text:p>#DIV/0!</text:p>
          </table:covered-table-cell>
          <table:table-cell table:style-name="ce4" office:value-type="string" calcext:value-type="string">
            <text:p>σ<text:span text:style-name="T1">2</text:span></text:p>
          </table:table-cell>
          <table:table-cell table:formula="of:=COM.MICROSOFT.VAR.S([.G49:.G58])" office:value-type="float" office:value="0.000032100151363629" calcext:value-type="float">
            <text:p>3.2100151363629E-05</text:p>
          </table:table-cell>
          <table:table-cell table:formula="of:=COM.MICROSOFT.VAR.S([.H49:.H58])" office:value-type="float" office:value="0.000371014423502374" calcext:value-type="float">
            <text:p>0.000371014423502</text:p>
          </table:table-cell>
          <table:table-cell table:formula="of:=COM.MICROSOFT.VAR.S([.I49:.I58])" office:value-type="float" office:value="0.00044016144391563" calcext:value-type="float">
            <text:p>0.0004401614439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18T17:51:03.550854966</dc:date>
    <meta:editing-duration>PT1H41M50S</meta:editing-duration>
    <meta:editing-cycles>27</meta:editing-cycles>
    <meta:generator>LibreOffice/6.0.7.3$Linux_X86_64 LibreOffice_project/00m0$Build-3</meta:generator>
    <meta:document-statistic meta:table-count="1" meta:cell-count="440" meta:object-count="1"/>
  </office:meta>
</office:document-meta>
</file>